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235cm" fo:margin-left="-0.265cm" fo:margin-top="0cm" fo:margin-bottom="0cm" table:align="left" style:writing-mode="lr-tb"/>
    </style:style>
    <style:style style:name="Таблица1.A" style:family="table-column">
      <style:table-column-properties style:column-width="5.292cm"/>
    </style:style>
    <style:style style:name="Таблица1.B" style:family="table-column">
      <style:table-column-properties style:column-width="8.089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2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LO-Normal">
      <loext:graphic-properties draw:fill="none"/>
      <style:paragraph-properties fo:margin-left="0cm" fo:margin-right="0cm" fo:margin-top="0cm" fo:margin-bottom="0.076cm" loext:contextual-spacing="false" fo:line-height="191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4pt" officeooo:paragraph-rsid="005efd43" style:font-size-asian="14pt" style:font-size-complex="14pt" fo:hyphenate="false" fo:hyphenation-remain-char-count="2" fo:hyphenation-push-char-count="2"/>
    </style:style>
    <style:style style:name="P7" style:family="paragraph" style:parent-style-name="LO-Normal" style:master-page-name="">
      <loext:graphic-properties draw:fill="none"/>
      <style:paragraph-properties fo:margin-left="0cm" fo:margin-right="0cm" fo:margin-top="0cm" fo:margin-bottom="0.076cm" loext:contextual-spacing="false" fo:line-height="191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4pt" officeooo:paragraph-rsid="005efd43" style:font-size-asian="14pt" style:font-size-complex="14pt" fo:hyphenate="false" fo:hyphenation-remain-char-count="2" fo:hyphenation-push-char-count="2"/>
    </style:style>
    <style:style style:name="P8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9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10" style:family="paragraph" style:parent-style-name="LO-Normal" style:master-page-name="">
      <loext:graphic-properties draw:fill="none"/>
      <style:paragraph-properties fo:margin-left="0cm" fo:margin-right="0cm" fo:margin-top="0cm" fo:margin-bottom="0.483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5b878d"/>
    </style:style>
    <style:style style:name="P13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rsid="005b878d" officeooo:paragraph-rsid="005b878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5131de" officeooo:paragraph-rsid="005131de" style:font-size-asian="12.25pt" style:font-weight-asian="bold" style:font-size-complex="14pt" style:font-weight-complex="bold"/>
    </style:style>
    <style:style style:name="P1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51d0fb" style:font-size-asian="13pt" style:font-name-complex="Times New Roman1" style:font-size-complex="13pt"/>
    </style:style>
    <style:style style:name="P18" style:family="paragraph" style:parent-style-name="LO-Normal">
      <style:paragraph-properties fo:margin-left="0cm" fo:margin-right="0.3cm" fo:margin-top="0cm" fo:margin-bottom="0.055cm" loext:contextual-spacing="false" fo:line-height="150%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style:font-name="Times New Roman" officeooo:paragraph-rsid="00319163"/>
    </style:style>
    <style:style style:name="P19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1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3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26" style:family="paragraph" style:parent-style-name="Heading_20_1">
      <style:text-properties officeooo:paragraph-rsid="00380402"/>
    </style:style>
    <style:style style:name="P27" style:family="paragraph" style:parent-style-name="Heading_20_1">
      <style:paragraph-properties fo:line-height="150%"/>
      <style:text-properties style:font-name="Times New Roman" fo:font-size="16pt" style:font-size-asian="16pt" style:font-name-complex="Times New Roman1" style:font-size-complex="16pt"/>
    </style:style>
    <style:style style:name="P28" style:family="paragraph" style:parent-style-name="Heading_20_1">
      <style:paragraph-properties fo:text-align="center" style:justify-single-word="false"/>
      <style:text-properties style:font-name="Times New Roman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.055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5908e0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5b878d" fo:hyphenate="false" fo:hyphenation-remain-char-count="2" fo:hyphenation-push-char-count="2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05908e0" fo:hyphenate="false" fo:hyphenation-remain-char-count="2" fo:hyphenation-push-char-count="2"/>
    </style:style>
    <style:style style:name="P32" style:family="paragraph" style:parent-style-name="Heading_20_1">
      <style:paragraph-properties fo:text-align="center" style:justify-single-word="false" fo:break-before="page"/>
      <style:text-properties style:font-name="Times New Roman" officeooo:rsid="005b878d" officeooo:paragraph-rsid="005b878d"/>
    </style:style>
    <style:style style:name="P33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Mangal" style:font-size-complex="14pt" style:language-complex="hi" style:country-complex="IN"/>
    </style:style>
    <style:style style:name="P34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4pt" style:font-size-asian="14pt" style:font-size-complex="14pt"/>
    </style:style>
    <style:style style:name="P36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1" fo:font-size="10pt" fo:letter-spacing="normal" fo:font-style="normal" fo:font-weight="normal" officeooo:rsid="005131de" officeooo:paragraph-rsid="005131de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Liberation Mono1" officeooo:rsid="005b878d" officeooo:paragraph-rsid="005b878d"/>
    </style:style>
    <style:style style:name="P39" style:family="paragraph" style:parent-style-name="Contents_20_Heading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Обычный_20__2b__20_14_20_pt.по_20_ширине.Первая_20_строка_3a__20__20_0.97_20_см.Справа_3a__20__20_-1.25_20_см.Между..._20_...">
      <loext:graphic-properties draw:fill="none"/>
      <style:paragraph-properties fo:margin-left="0cm" fo:margin-right="-0.002cm" fo:margin-top="0cm" fo:margin-bottom="0.055cm" loext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5908e0" fo:hyphenate="false" fo:hyphenation-remain-char-count="2" fo:hyphenation-push-char-count="2"/>
    </style:style>
    <style:style style:name="P42" style:family="paragraph" style:parent-style-name="Обычный_20__2b__20_14_20_pt.по_20_ширине.Первая_20_строка_3a__20__20_0.97_20_см.Справа_3a__20__20_-1.25_20_см.Между..._20_...">
      <style:paragraph-properties fo:margin-left="1.251cm" fo:margin-right="-0.002cm" fo:line-height="150%" fo:text-align="justify" style:justify-single-word="false" fo:text-indent="0cm" style:auto-text-indent="false"/>
      <style:text-properties officeooo:paragraph-rsid="005908e0"/>
    </style:style>
    <style:style style:name="P43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left="0cm" fo:margin-right="-0.002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officeooo:paragraph-rsid="005908e0" style:font-size-asian="14pt" style:language-asian="ru" style:country-asian="RU"/>
    </style:style>
    <style:style style:name="P45" style:family="paragraph" style:parent-style-name="Обычный_20__2b__20_14_20_pt.по_20_ширине.Первая_20_строка_3a__20__20_0.97_20_см.Справа_3a__20__20_-1.25_20_см.Между..._20_...">
      <style:paragraph-properties fo:margin-left="1.251cm" fo:margin-right="-0.002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5908e0" style:font-size-asian="14pt" style:language-asian="ru" style:country-asian="RU"/>
    </style:style>
    <style:style style:name="P46" style:family="paragraph" style:parent-style-name="Heading_20_2" style:list-style-name="WWNum1" style:master-page-name="First_20_Page">
      <style:paragraph-properties fo:margin-left="5.17cm" fo:margin-right="5.193cm" fo:margin-top="0.423cm" fo:margin-bottom="0.483cm" loext:contextual-spacing="false" fo:text-align="center" style:justify-single-word="false" fo:text-indent="0cm" style:auto-text-indent="false" style:page-number="auto" fo:break-before="page"/>
      <style:text-properties style:font-name="Times New Roman" fo:font-size="14pt" style:font-size-asian="14pt" style:font-size-complex="14pt"/>
    </style:style>
    <style:style style:name="P47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4pt" style:font-size-asian="14pt" style:font-size-complex="14pt"/>
    </style:style>
    <style:style style:name="P48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4pt" officeooo:paragraph-rsid="0034e2a9" style:font-size-asian="14pt" style:font-size-complex="14pt"/>
    </style:style>
    <style:style style:name="P49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e83a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officeooo:rsid="002cc9b3"/>
    </style:style>
    <style:style style:name="T5" style:family="text">
      <style:text-properties fo:color="#800080"/>
    </style:style>
    <style:style style:name="T6" style:family="text">
      <style:text-properties fo:color="#800080" fo:font-weight="bold"/>
    </style:style>
    <style:style style:name="T7" style:family="text">
      <style:text-properties officeooo:rsid="0034e2a9"/>
    </style:style>
    <style:style style:name="T8" style:family="text">
      <style:text-properties officeooo:rsid="0035e83a"/>
    </style:style>
    <style:style style:name="T9" style:family="text">
      <style:text-properties style:font-name="Times New Roman" fo:font-size="14pt" fo:language="ru" fo:country="RU" style:font-size-asian="14pt" style:language-asian="ru" style:country-asian="RU"/>
    </style:style>
    <style:style style:name="T10" style:family="text">
      <style:text-properties style:font-name="Times New Roman" fo:font-size="14pt" fo:language="ru" fo:country="RU" officeooo:rsid="005908e0" style:font-size-asian="14pt" style:language-asian="ru" style:country-asian="RU"/>
    </style:style>
    <style:style style:name="T11" style:family="text">
      <style:text-properties style:font-name="Times New Roman" fo:font-size="14pt" fo:language="ru" fo:country="RU" officeooo:rsid="004f8b44" style:font-size-asian="14pt" style:language-asian="ru" style:country-asian="RU" style:font-style-asian="italic"/>
    </style:style>
    <style:style style:name="T12" style:family="text">
      <style:text-properties style:font-name="Times New Roman" fo:font-size="14pt" fo:language="ru" fo:country="RU" fo:font-style="italic" officeooo:rsid="004f8b44" style:font-size-asian="14pt" style:language-asian="ru" style:country-asian="RU" style:font-style-asian="italic"/>
    </style:style>
    <style:style style:name="T13" style:family="text">
      <style:text-properties style:font-name="Times New Roman" fo:font-size="14pt" officeooo:rsid="004f8b44" style:font-size-asian="12.25pt" style:font-name-complex="Times New Roman1" style:font-size-complex="14pt"/>
    </style:style>
    <style:style style:name="T14" style:family="text">
      <style:text-properties style:font-name="Times New Roman" fo:font-size="14pt" officeooo:rsid="0057f448" style:font-size-asian="12.25pt" style:font-name-complex="Times New Roman1" style:font-size-complex="14pt"/>
    </style:style>
    <style:style style:name="T15" style:family="text">
      <style:text-properties style:font-name="Times New Roman" fo:font-size="14pt" officeooo:rsid="005908e0" style:font-size-asian="12.25pt" style:font-name-complex="Times New Roman1" style:font-size-complex="14pt"/>
    </style:style>
    <style:style style:name="T16" style:family="text">
      <style:text-properties style:font-name="Times New Roman" fo:font-size="14pt" officeooo:rsid="005c334d" style:font-size-asian="12.25pt" style:font-name-complex="Times New Roman1" style:font-size-complex="14pt"/>
    </style:style>
    <style:style style:name="T17" style:family="text">
      <style:text-properties style:font-name="Times New Roman" fo:font-size="14pt" fo:font-weight="normal" officeooo:rsid="004f8b44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5aabbf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5b878d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5c334d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officeooo:rsid="00380402"/>
    </style:style>
    <style:style style:name="T23" style:family="text">
      <style:text-properties style:font-name="Times New Roman" fo:font-size="16pt" style:font-size-asian="16pt" style:font-name-complex="Times New Roman1" style:font-size-complex="16pt"/>
    </style:style>
    <style:style style:name="T24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25" style:family="text">
      <style:text-properties fo:color="#c0c0c0"/>
    </style:style>
    <style:style style:name="T26" style:family="text">
      <style:text-properties fo:color="#808000"/>
    </style:style>
    <style:style style:name="T27" style:family="text">
      <style:text-properties fo:color="#092e64"/>
    </style:style>
    <style:style style:name="T28" style:family="text">
      <style:text-properties fo:color="#092e64" fo:font-style="italic"/>
    </style:style>
    <style:style style:name="T29" style:family="text">
      <style:text-properties fo:color="#00677c"/>
    </style:style>
    <style:style style:name="T30" style:family="text">
      <style:text-properties fo:color="#00677c" fo:font-weight="bold"/>
    </style:style>
    <style:style style:name="T31" style:family="text">
      <style:text-properties fo:color="#00677c" fo:font-style="italic"/>
    </style:style>
    <style:style style:name="T32" style:family="text">
      <style:text-properties fo:color="#800000"/>
    </style:style>
    <style:style style:name="T33" style:family="text">
      <style:text-properties officeooo:rsid="0058e51f"/>
    </style:style>
    <style:style style:name="T34" style:family="text">
      <style:text-properties style:font-name="Symbol" fo:font-size="14pt" fo:language="ru" fo:country="RU" officeooo:rsid="004f8b44" style:font-name-asian="Symbol1" style:font-size-asian="14pt" style:language-asian="ru" style:country-asian="RU" style:font-style-asian="italic" style:font-name-complex="Symbol1"/>
    </style:style>
    <style:style style:name="T35" style:family="text">
      <style:text-properties fo:font-size="14pt" officeooo:rsid="00319163" style:font-size-asian="14pt" style:font-size-complex="14pt"/>
    </style:style>
    <style:style style:name="T36" style:family="text">
      <style:text-properties fo:font-size="14pt" officeooo:rsid="005c334d" style:font-size-asian="14pt" style:font-size-complex="14pt"/>
    </style:style>
    <style:style style:name="T37" style:family="text">
      <style:text-properties officeooo:rsid="005b878d"/>
    </style:style>
    <style:style style:name="T38" style:family="text">
      <style:text-properties fo:color="#000080"/>
    </style:style>
    <style:style style:name="T39" style:family="text">
      <style:text-properties fo:color="#008000"/>
    </style:style>
    <style:style style:name="T40" style:family="text">
      <style:text-properties style:font-name="Liberation Mono1" fo:font-size="10pt" fo:font-weight="normal" officeooo:rsid="005aabbf" style:font-size-asian="10pt" style:font-weight-asian="normal" style:font-size-complex="10pt" style:font-weight-complex="normal"/>
    </style:style>
    <style:style style:name="T41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23826064" text:style-name="WWNum1">
        <text:list-item>
          <text:list>
            <text:list-item>
              <text:h text:style-name="P46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8">САНКТ-ПЕТЕРБУРГСКИЙ ГОСУДАРСТВЕННЫЙ</text:p>
      <text:p text:style-name="P10">ЭЛЕКТРОТЕХНИЧЕСКИЙ УНИВЕРСИТЕТ</text:p>
      <text:p text:style-name="P8">«ЛЭТИ» ИМ. В.И. УЛЬЯНОВА (ЛЕНИНА)</text:p>
      <text:p text:style-name="P10">Кафедра МОЭВМ</text:p>
      <text:p text:style-name="P19"><text:s/></text:p>
      <text:p text:style-name="P23"><text:s/></text:p>
      <text:p text:style-name="P20"><text:s/></text:p>
      <text:p text:style-name="P21"><text:s/></text:p>
      <text:list xml:id="list151243921326695" text:continue-numbering="true" text:style-name="WWNum1">
        <text:list-item>
          <text:list>
            <text:list-item>
              <text:h text:style-name="P47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7"><text:span text:style-name="T1">по лабораторной работе</text:span><text:span text:style-name="T3"> </text:span>№<text:span text:style-name="T33">3</text:span><text:span text:style-name="T1"> </text:span></text:p>
      <text:p text:style-name="P6"><text:span text:style-name="T1">по дисциплине «</text:span><text:span text:style-name="T2">Алгоритмы и структуры данных</text:span><text:span text:style-name="T1">»</text:span></text:p>
      <text:list xml:id="list151243756922724" text:continue-numbering="true" text:style-name="WWNum1">
        <text:list-item>
          <text:list>
            <text:list-item>
              <text:h text:style-name="P48" text:outline-level="2"><text:bookmark-start text:name="_Toc495122335"/><text:bookmark-start text:name="__RefHeading___Toc2043_692322312"/>ТЕМА:<text:bookmark-end text:name="_Toc495122335"/> <text:span text:style-name="T33">Стеки и очереди</text:span><text:bookmark-end text:name="__RefHeading___Toc2043_692322312"/></text:h>
            </text:list-item>
            <text:list-item>
              <text:h text:style-name="P49" text:outline-level="2"/>
            </text:list-item>
          </text:list>
        </text:list-item>
      </text:list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Студент гр. <text:span text:style-name="T4">7</text:span>30<text:span text:style-name="T4">3</text:span>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5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2">Преподаватель</text:p>
          </table:table-cell>
          <table:table-cell table:style-name="Таблица1.A2" office:value-type="string">
            <text:p text:style-name="P24"><text:s/></text:p>
          </table:table-cell>
          <table:table-cell table:style-name="Таблица1.A2" office:value-type="string">
            <text:p text:style-name="P36"><text:span text:style-name="T8">Болтрашевич</text:span> Т.А.</text:p>
          </table:table-cell>
        </table:table-row>
      </table:table>
      <text:p text:style-name="P20"/>
      <text:p text:style-name="P9">Санкт-Петербург<text:line-break/>201<text:span text:style-name="T7">8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9"><text:soft-page-break/>Оглавление</text:p>
          </text:index-title>
          <text:p text:style-name="P40"><text:a xlink:type="simple" xlink:href="#__RefHeading___Toc1709_692322312" text:style-name="Index_20_Link" text:visited-style-name="Index_20_Link"><text:span text:style-name="T21">Цель работы<text:tab/>3</text:span></text:a></text:p>
          <text:p text:style-name="P40"><text:a xlink:type="simple" xlink:href="#__RefHeading___Toc8601_2844259154" text:style-name="Index_20_Link" text:visited-style-name="Index_20_Link"><text:span text:style-name="T21">Задание<text:tab/>3</text:span></text:a></text:p>
          <text:p text:style-name="P40"><text:a xlink:type="simple" xlink:href="#__RefHeading___Toc1711_692322312" text:style-name="Index_20_Link" text:visited-style-name="Index_20_Link"><text:span text:style-name="T21">Ход работы<text:tab/>3</text:span></text:a></text:p>
          <text:p text:style-name="P40"><text:a xlink:type="simple" xlink:href="#__RefHeading___Toc1731_692322312" text:style-name="Index_20_Link" text:visited-style-name="Index_20_Link"><text:span text:style-name="T21">Вывод<text:tab/>3</text:span></text:a></text:p>
          <text:p text:style-name="P40"><text:a xlink:type="simple" xlink:href="#__RefHeading___Toc8079_1876010945" text:style-name="Index_20_Link" text:visited-style-name="Index_20_Link"><text:span text:style-name="T21">Приложение А. Стек<text:tab/>4</text:span></text:a></text:p>
          <text:p text:style-name="P40"><text:a xlink:type="simple" xlink:href="#__RefHeading___Toc7979_1876010945" text:style-name="Index_20_Link" text:visited-style-name="Index_20_Link"><text:span text:style-name="T21">Приложение Б. Функция<text:tab/>5</text:span></text:a></text:p>
        </text:index-body>
      </text:table-of-content>
      <text:p text:style-name="P34"/>
      <text:p text:style-name="P33"/>
      <text:p text:style-name="P25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><text:soft-page-break/></text:p>
      <text:h text:style-name="P27" text:outline-level="1"><text:bookmark-start text:name="__RefHeading___Toc1709_692322312"/><text:bookmark-start text:name="_Toc495122336"/>Цель работы<text:bookmark-end text:name="__RefHeading___Toc1709_692322312"/><text:bookmark-end text:name="_Toc495122336"/></text:h>
      <text:p text:style-name="P29"><text:span text:style-name="Source_20_Text"><text:span text:style-name="T10">Реализовать структуру данных: очередь или стек. Решить поставленное задание с использованием своей реализации нужной структуры данных.</text:span></text:span></text:p>
      <text:h text:style-name="P26" text:outline-level="1"><text:bookmark-start text:name="__RefHeading___Toc8601_2844259154"/><text:span text:style-name="Source_20_Text"><text:span text:style-name="T22">Задание</text:span></text:span><text:bookmark-end text:name="__RefHeading___Toc8601_2844259154"/></text:h>
      <text:p text:style-name="P44">Правильная скобочная конструкция с тремя видами скобок определяется как </text:p>
      <text:p text:style-name="P45">&lt;текст&gt; ::= &lt;пусто&gt; | &lt;элемент&gt; &lt;текст&gt;</text:p>
      <text:p text:style-name="P42"><text:span text:style-name="T9">&lt;элемент&gt; ::= &lt;символ&gt; | (</text:span><text:span text:style-name="T10">&lt;</text:span><text:span text:style-name="T9">текст&gt;) | [&lt;текст&gt;] | {&lt;текст&gt;}</text:span></text:p>
      <text:p text:style-name="P41"><text:span text:style-name="Source_20_Text"><text:span text:style-name="T11">где &lt;символ&gt; </text:span></text:span><text:span text:style-name="Source_20_Text"><text:span text:style-name="T34">-</text:span></text:span><text:span text:style-name="Source_20_Text"><text:span text:style-name="T11"> любой символ, кроме (, ), [, ], {, }. Проверить, является ли текст, содержащийся в заданном файле </text:span></text:span><text:span text:style-name="Source_20_Text"><text:span text:style-name="T12">F</text:span></text:span><text:span text:style-name="Source_20_Text"><text:span text:style-name="T11">, правильной скобочной конструкцией; если нет, то указать номер ошибочной позиции.</text:span></text:span></text:p>
      <text:h text:style-name="Heading_20_1" text:outline-level="1"><text:bookmark-start text:name="_Toc495122337"/><text:bookmark-start text:name="__RefHeading___Toc1711_692322312"/><text:span text:style-name="Source_20_Text"><text:span text:style-name="T23">Хо</text:span></text:span><text:bookmark-end text:name="_Toc495122337"/><text:span text:style-name="Source_20_Text"><text:span text:style-name="T23">д</text:span></text:span><text:span text:style-name="Source_20_Text"><text:span text:style-name="T24"> </text:span></text:span><text:span text:style-name="Source_20_Text"><text:span text:style-name="T23">работы</text:span></text:span><text:bookmark-end text:name="__RefHeading___Toc1711_692322312"/></text:h>
      <text:p text:style-name="P31"><text:span text:style-name="Source_20_Text"><text:span text:style-name="T15">Для решения поставленной задачи используется стек, реализация </text:span></text:span><text:span text:style-name="Source_20_Text"><text:span text:style-name="T16">которого</text:span></text:span><text:span text:style-name="Source_20_Text"><text:span text:style-name="T15"> приведена в приложении А.</text:span></text:span></text:p>
      <text:p text:style-name="P30"><text:span text:style-name="Source_20_Text"><text:span text:style-name="T14">Р</text:span></text:span><text:span text:style-name="Source_20_Text"><text:span text:style-name="T13">еализация требуемой функции </text:span></text:span><text:span text:style-name="Source_20_Text"><text:span text:style-name="T14">приведена в приложении </text:span></text:span><text:span text:style-name="Source_20_Text"><text:span text:style-name="T15">Б</text:span></text:span><text:span text:style-name="Source_20_Text"><text:span text:style-name="T13">:</text:span></text:span></text:p>
      <text:p text:style-name="P30"><text:span text:style-name="T17">Функция </text:span><text:span text:style-name="T40">check_braces</text:span><text:span text:style-name="T17"> принимает </text:span><text:span text:style-name="T18">строку (скобочную последовательность)</text:span><text:span text:style-name="T17">, </text:span><text:span text:style-name="T18">которую нужно проверить на корректность</text:span><text:span text:style-name="T17">. </text:span><text:span text:style-name="T18">В случае ошибки возвращается порядковый номер скобки (начиная с 1), для которой не нашлось закрывающей </text:span><text:span text:style-name="T20">или номер закрывающей скобки, не соответствующей открывающей</text:span><text:span text:style-name="T18">.</text:span></text:p>
      <text:p text:style-name="P30"><text:span text:style-name="T18">На каждой итерации цикла функция считывает один символ:</text:span><text:span text:style-name="T17"><text:line-break/>- если </text:span><text:span text:style-name="T19">символ не скобка</text:span><text:span text:style-name="T17">, </text:span><text:span text:style-name="T19">то цикл переходит на следующую итерацию</text:span><text:span text:style-name="T17">. <text:line-break/>- если </text:span><text:span text:style-name="T19">символ — открывающая скобка</text:span><text:span text:style-name="T17">, </text:span><text:span text:style-name="T19">то в стек помещается пара (скобка, порядковый номер)<text:line-break/>- если символ — закрывающая скобка, то со стека </text:span><text:span text:style-name="T20">выталкивается последняя скобка</text:span></text:p>
      <text:h text:style-name="P5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18"><text:span text:style-name="T35">Была написана программа </text:span><text:span text:style-name="T36">проверяющая корректность скобочной последовательности. При написании программы были использованы все функции для работы со стеком. При компиляции и выполнении программы не возникает ошибок и предупреждений.</text:span></text:p>
      <text:h text:style-name="P28" text:outline-level="1"><text:bookmark-start text:name="__RefHeading___Toc8079_1876010945"/><text:soft-page-break/>Приложение А. <text:span text:style-name="T37">Стек</text:span><text:bookmark-end text:name="__RefHeading___Toc8079_1876010945"/></text:h>
      <text:p text:style-name="P15"/>
      <text:p text:style-name="P37"><text:span text:style-name="T38">#ifndef</text:span><text:span text:style-name="T25"> </text:span><text:span text:style-name="T38">STACK_H</text:span></text:p>
      <text:p text:style-name="P11"><text:span text:style-name="T38">#define</text:span><text:span text:style-name="T25"> </text:span><text:span text:style-name="T38">STACK_H</text:span></text:p>
      <text:p text:style-name="P3"><text:span text:style-name="T38">#include</text:span><text:span text:style-name="T25"> </text:span><text:span text:style-name="T39">&lt;vector&gt;</text:span></text:p>
      <text:p text:style-name="P3"><text:span text:style-name="T38">#include</text:span><text:span text:style-name="T25"> </text:span><text:span text:style-name="T39">&lt;iostream&gt;</text:span></text:p>
      <text:p text:style-name="P11"><text:span text:style-name="T38">#include</text:span><text:span text:style-name="T25"> </text:span><text:span text:style-name="T39">&lt;string&gt;</text:span></text:p>
      <text:p text:style-name="P3"><text:span text:style-name="T26">template</text:span><text:span text:style-name="T25"> </text:span>&lt;<text:span text:style-name="T26">typename</text:span><text:span text:style-name="T25"> </text:span><text:span text:style-name="T5">T</text:span>&gt;</text:p>
      <text:p text:style-name="P3"><text:span text:style-name="T26">class</text:span><text:span text:style-name="T25"> </text:span><text:span text:style-name="T6">Stack</text:span><text:span text:style-name="T25"> </text:span>{</text:p>
      <text:p text:style-name="P3"><text:span text:style-name="T26">public</text:span>:</text:p>
      <text:p text:style-name="P3"><text:span text:style-name="T25"><text:s text:c="4"/></text:span><text:span text:style-name="T26">void</text:span><text:span text:style-name="T25"> </text:span><text:span text:style-name="T30">push</text:span>(<text:span text:style-name="T5">T</text:span><text:span text:style-name="T25"> </text:span><text:span text:style-name="T27">i</text:span>)<text:span text:style-name="T25"> </text:span>{</text:p>
      <text:p text:style-name="P3"><text:span text:style-name="T25"><text:s text:c="4"/></text:span><text:span text:style-name="T32">_data</text:span>.push_back(<text:span text:style-name="T27">i</text:span>);</text:p>
      <text:p text:style-name="P11"><text:span text:style-name="T25"><text:s text:c="2"/></text:span>}</text:p>
      <text:p text:style-name="P3"><text:span text:style-name="T25"><text:s text:c="4"/></text:span><text:span text:style-name="T26">void</text:span><text:span text:style-name="T25"> </text:span><text:span text:style-name="T30">pop</text:span>()<text:span text:style-name="T25"> </text:span>{</text:p>
      <text:p text:style-name="P3"><text:span text:style-name="T25"><text:s text:c="4"/></text:span><text:span text:style-name="T26">if</text:span><text:span text:style-name="T25"> </text:span>(!<text:span text:style-name="T32">_data</text:span>.empty())</text:p>
      <text:p text:style-name="P3"><text:span text:style-name="T25"><text:s text:c="8"/></text:span><text:span text:style-name="T32">_data</text:span>.pop_back();</text:p>
      <text:p text:style-name="P11"><text:span text:style-name="T25"><text:s text:c="2"/></text:span>}</text:p>
      <text:p text:style-name="P3"><text:span text:style-name="T25"><text:s text:c="2"/></text:span><text:span text:style-name="T5">T</text:span><text:span text:style-name="T25"> </text:span><text:span text:style-name="T30">top</text:span>()<text:span text:style-name="T25"> </text:span>{</text:p>
      <text:p text:style-name="P3"><text:span text:style-name="T25"><text:s text:c="4"/></text:span><text:span text:style-name="T26">return</text:span><text:span text:style-name="T25"> </text:span><text:span text:style-name="T32">_data</text:span>.back();</text:p>
      <text:p text:style-name="P11"><text:span text:style-name="T25"><text:s text:c="2"/></text:span>}</text:p>
      <text:p text:style-name="P3"><text:span text:style-name="T25"><text:s text:c="2"/></text:span><text:span text:style-name="T26">bool</text:span><text:span text:style-name="T25"> </text:span><text:span text:style-name="T30">empty</text:span>()<text:span text:style-name="T25"> </text:span>{</text:p>
      <text:p text:style-name="P3"><text:span text:style-name="T25"><text:s text:c="4"/></text:span><text:span text:style-name="T26">return</text:span><text:span text:style-name="T25"> </text:span><text:span text:style-name="T32">_data</text:span>.empty();</text:p>
      <text:p text:style-name="P11"><text:span text:style-name="T25"><text:s text:c="2"/></text:span>}</text:p>
      <text:p text:style-name="P3"><text:span text:style-name="T26">private</text:span>:</text:p>
      <text:p text:style-name="P3"><text:span text:style-name="T25"><text:s text:c="4"/></text:span><text:span text:style-name="T5">std</text:span>::<text:span text:style-name="T5">vector</text:span>&lt;<text:span text:style-name="T5">T</text:span>&gt;<text:span text:style-name="T25"> </text:span><text:span text:style-name="T32">_data</text:span>;</text:p>
      <text:p text:style-name="P11">};</text:p>
      <text:p text:style-name="P12"><text:span text:style-name="T38">#endif</text:span><text:span text:style-name="T25"> </text:span><text:span text:style-name="T39">//</text:span><text:span text:style-name="T25"> </text:span><text:span text:style-name="T39">STACK_H</text:span></text:p>
      <text:h text:style-name="P32" text:outline-level="1"><text:bookmark-start text:name="__RefHeading___Toc7979_1876010945"/>Приложение Б. Функция<text:bookmark-end text:name="__RefHeading___Toc7979_1876010945"/></text:h>
      <text:p text:style-name="P38"><text:span text:style-name="T5">size_t</text:span><text:span text:style-name="T25"> </text:span><text:span text:style-name="T30">check_braces</text:span>(<text:span text:style-name="T5">string</text:span><text:span text:style-name="T25"> </text:span><text:span text:style-name="T27">input</text:span>)<text:span text:style-name="T25"> </text:span>{</text:p>
      <text:p text:style-name="P3"><text:span text:style-name="T25"><text:s text:c="2"/></text:span><text:span text:style-name="T5">Stack</text:span>&lt;<text:span text:style-name="T5">pair</text:span>&lt;<text:span text:style-name="T26">char</text:span>,<text:span text:style-name="T25"> </text:span><text:span text:style-name="T5">size_t</text:span>&gt;&gt;<text:span text:style-name="T25"> </text:span><text:span text:style-name="T27">stack</text:span>;</text:p>
      <text:p text:style-name="P3"><text:span text:style-name="T25"><text:s text:c="2"/></text:span><text:span text:style-name="T5">size_t</text:span><text:span text:style-name="T25"> </text:span><text:span text:style-name="T27">len</text:span><text:span text:style-name="T25"> </text:span>=<text:span text:style-name="T25"> </text:span><text:span text:style-name="T27">input</text:span>.<text:span text:style-name="T29">length</text:span>();</text:p>
      <text:p text:style-name="P3"><text:span text:style-name="T25"><text:s text:c="2"/></text:span><text:span text:style-name="T26">for</text:span><text:span text:style-name="T25"> </text:span>(<text:span text:style-name="T5">size_t</text:span><text:span text:style-name="T25"> </text:span><text:span text:style-name="T27">i</text:span><text:span text:style-name="T25"> </text:span>=<text:span text:style-name="T25"> </text:span><text:span text:style-name="T38">0</text:span>;<text:span text:style-name="T25"> </text:span><text:span text:style-name="T27">i</text:span><text:span text:style-name="T25"> </text:span>!=<text:span text:style-name="T25"> </text:span><text:span text:style-name="T27">len</text:span>;<text:span text:style-name="T25"> </text:span>++<text:span text:style-name="T27">i</text:span>)<text:span text:style-name="T25"> </text:span>{</text:p>
      <text:p text:style-name="P3"><text:span text:style-name="T25"><text:s text:c="4"/></text:span><text:span text:style-name="T26">switch</text:span><text:span text:style-name="T25"> </text:span>(<text:span text:style-name="T27">input</text:span>[<text:span text:style-name="T29">i</text:span>])<text:span text:style-name="T25"> </text:span>{</text:p>
      <text:p text:style-name="P3"><text:span text:style-name="T25"><text:s text:c="8"/></text:span><text:span text:style-name="T26">case</text:span><text:span text:style-name="T25"> </text:span><text:span text:style-name="T39">'['</text:span>:</text:p>
      <text:p text:style-name="P3"><text:span text:style-name="T25"><text:s text:c="8"/></text:span><text:span text:style-name="T26">case</text:span><text:span text:style-name="T25"> </text:span><text:span text:style-name="T39">'{'</text:span>:</text:p>
      <text:p text:style-name="P3"><text:span text:style-name="T25"><text:s text:c="8"/></text:span><text:span text:style-name="T26">case</text:span><text:span text:style-name="T25"> </text:span><text:span text:style-name="T39">'('</text:span>:</text:p>
      <text:p text:style-name="P3"><text:span text:style-name="T25"><text:s text:c="8"/></text:span><text:span text:style-name="T27">stack</text:span>.<text:span text:style-name="T29">push</text:span>(<text:span text:style-name="T29">make_pair</text:span>(<text:span text:style-name="T28">input</text:span><text:span text:style-name="T41">[</text:span><text:span text:style-name="T31">i</text:span><text:span text:style-name="T41">]</text:span>,<text:span text:style-name="T25"> </text:span><text:span text:style-name="T27">i</text:span>+<text:span text:style-name="T38">1</text:span>));</text:p>
      <text:p text:style-name="P3"><text:span text:style-name="T25"><text:s text:c="6"/></text:span><text:span text:style-name="T26">break</text:span>;</text:p>
      <text:p text:style-name="P3"><text:span text:style-name="T25"><text:s text:c="8"/></text:span><text:span text:style-name="T26">case</text:span><text:span text:style-name="T25"> </text:span><text:span text:style-name="T39">']'</text:span>:</text:p>
      <text:p text:style-name="P3"><text:span text:style-name="T25"><text:s text:c="10"/></text:span><text:span text:style-name="T26">if</text:span><text:span text:style-name="T25"> </text:span>(!<text:span text:style-name="T27">stack</text:span>.<text:span text:style-name="T29">empty</text:span>()<text:span text:style-name="T25"> </text:span>&amp;&amp;<text:span text:style-name="T25"> </text:span><text:span text:style-name="T27">stack</text:span>.<text:span text:style-name="T29">top</text:span>().<text:span text:style-name="T32">first</text:span><text:span text:style-name="T25"> </text:span>==<text:span text:style-name="T25"> </text:span><text:span text:style-name="T39">'['</text:span>)</text:p>
      <text:p text:style-name="P3"><text:span text:style-name="T25"><text:s text:c="12"/></text:span><text:span text:style-name="T27">stack</text:span>.<text:span text:style-name="T29">pop</text:span>();</text:p>
      <text:p text:style-name="P3"><text:span text:style-name="T25"><text:s text:c="10"/></text:span><text:span text:style-name="T26">else</text:span></text:p>
      <text:p text:style-name="P3"><text:span text:style-name="T25"><text:s text:c="12"/></text:span><text:span text:style-name="T26">return</text:span><text:span text:style-name="T25"> </text:span><text:span text:style-name="T27">i</text:span><text:span text:style-name="T25"> </text:span>+<text:span text:style-name="T25"> </text:span><text:span text:style-name="T38">1</text:span>;</text:p>
      <text:p text:style-name="P3"><text:span text:style-name="T25"><text:s text:c="8"/></text:span><text:span text:style-name="T26">break</text:span>;</text:p>
      <text:p text:style-name="P3"><text:span text:style-name="T25"><text:s text:c="8"/></text:span><text:span text:style-name="T26">case</text:span><text:span text:style-name="T25"> </text:span><text:span text:style-name="T39">'}'</text:span>:</text:p>
      <text:p text:style-name="P3"><text:span text:style-name="T25"><text:s text:c="12"/></text:span><text:span text:style-name="T26">if</text:span><text:span text:style-name="T25"> </text:span>(!<text:span text:style-name="T27">stack</text:span>.<text:span text:style-name="T29">empty</text:span>()<text:span text:style-name="T25"> </text:span>&amp;&amp;<text:span text:style-name="T25"> </text:span><text:span text:style-name="T27">stack</text:span>.<text:span text:style-name="T29">top</text:span>().<text:span text:style-name="T32">first</text:span><text:span text:style-name="T25"> </text:span>==<text:span text:style-name="T25"> </text:span><text:span text:style-name="T39">'{'</text:span>)</text:p>
      <text:p text:style-name="P3"><text:span text:style-name="T25"><text:s text:c="12"/></text:span><text:span text:style-name="T27">stack</text:span>.<text:span text:style-name="T29">pop</text:span>();</text:p>
      <text:p text:style-name="P3"><text:span text:style-name="T25"><text:s text:c="16"/></text:span><text:span text:style-name="T26">else</text:span></text:p>
      <text:p text:style-name="P3"><text:span text:style-name="T25"><text:s text:c="12"/></text:span><text:span text:style-name="T26">return</text:span><text:span text:style-name="T25"> </text:span><text:span text:style-name="T27">i</text:span><text:span text:style-name="T25"> </text:span>+<text:span text:style-name="T25"> </text:span><text:span text:style-name="T38">1</text:span>;</text:p>
      <text:p text:style-name="P3"><text:span text:style-name="T25"><text:s text:c="8"/></text:span><text:span text:style-name="T26">break</text:span>;</text:p>
      <text:p text:style-name="P3"><text:span text:style-name="T25"><text:s text:c="8"/></text:span><text:span text:style-name="T26">case</text:span><text:span text:style-name="T25"> </text:span><text:span text:style-name="T39">')'</text:span>:</text:p>
      <text:p text:style-name="P3"><text:span text:style-name="T25"><text:s text:c="10"/></text:span><text:span text:style-name="T26">if</text:span><text:span text:style-name="T25"> </text:span>(!<text:span text:style-name="T27">stack</text:span>.<text:span text:style-name="T29">empty</text:span>()<text:span text:style-name="T25"> </text:span>&amp;&amp;<text:span text:style-name="T25"> </text:span><text:span text:style-name="T27">stack</text:span>.<text:span text:style-name="T29">top</text:span>().<text:span text:style-name="T32">first</text:span><text:span text:style-name="T25"> </text:span>==<text:span text:style-name="T25"> </text:span><text:span text:style-name="T39">'('</text:span>)</text:p>
      <text:p text:style-name="P3"><text:span text:style-name="T25"><text:s text:c="12"/></text:span><text:span text:style-name="T27">stack</text:span>.<text:span text:style-name="T29">pop</text:span>();</text:p>
      <text:p text:style-name="P3"><text:span text:style-name="T25"><text:s text:c="10"/></text:span><text:span text:style-name="T26">else</text:span></text:p>
      <text:p text:style-name="P3"><text:span text:style-name="T25"><text:s text:c="12"/></text:span><text:span text:style-name="T26">return</text:span><text:span text:style-name="T25"> </text:span><text:span text:style-name="T27">i</text:span><text:span text:style-name="T25"> </text:span>+<text:span text:style-name="T25"> </text:span><text:span text:style-name="T38">1</text:span>;</text:p>
      <text:p text:style-name="P3"><text:span text:style-name="T25"><text:s text:c="8"/></text:span><text:span text:style-name="T26">break</text:span>;</text:p>
      <text:p text:style-name="P3"><text:span text:style-name="T25"><text:s text:c="4"/></text:span>}</text:p>
      <text:p text:style-name="P11"><text:span text:style-name="T25"><text:s text:c="2"/></text:span>}</text:p>
      <text:p text:style-name="P3"><text:span text:style-name="T25"><text:s text:c="2"/></text:span><text:span text:style-name="T26">if</text:span><text:span text:style-name="T25"> </text:span>(<text:span text:style-name="T27">stack</text:span>.<text:span text:style-name="T29">empty</text:span>())</text:p>
      <text:p text:style-name="P3"><text:span text:style-name="T25"><text:s text:c="4"/></text:span><text:span text:style-name="T26">return</text:span><text:span text:style-name="T25"> </text:span><text:span text:style-name="T38">0</text:span>;</text:p>
      <text:p text:style-name="P3"><text:span text:style-name="T25"><text:s text:c="2"/></text:span><text:span text:style-name="T26">else</text:span></text:p>
      <text:p text:style-name="P3"><text:span text:style-name="T25"><text:s text:c="4"/></text:span><text:span text:style-name="T26">return</text:span><text:span text:style-name="T25"> </text:span><text:span text:style-name="T27">stack</text:span>.<text:span text:style-name="T29">top</text:span>().<text:span text:style-name="T32">second</text:span>;</text:p>
      <text:p text:style-name="P3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 style:master-page-name="Standard">
      <style:paragraph-properties style:page-number="2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01cm" fo:margin-bottom="0.101cm" loext:contextual-spacing="false" fo:line-height="150%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2.397cm" fo:margin-right="0.96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33cm" fo:margin-right="1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60</meta:editing-cycles>
    <meta:print-date>2017-10-07T03:52:00</meta:print-date>
    <meta:creation-date>2017-10-07T03:53:00</meta:creation-date>
    <dc:date>2018-10-04T13:18:40.909780205</dc:date>
    <meta:editing-duration>PT5H25M47S</meta:editing-duration>
    <meta:generator>LibreOffice/6.0.6.2$Linux_X86_64 LibreOffice_project/00m0$Build-2</meta:generator>
    <meta:document-statistic meta:table-count="1" meta:image-count="0" meta:object-count="0" meta:page-count="5" meta:paragraph-count="104" meta:word-count="402" meta:character-count="3096" meta:non-whitespace-character-count="24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